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Source_Text"><text:span text:style-name="OperatorTok">%</text:span>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Source_Text"><text:span text:style-name="KeywordTok">if</text:span></text:span>/<text:span text:style-name="Source_Text"><text:span text:style-name="KeywordTok">else</text:span></text:span>/<text:span text:style-name="Source_Text"><text:span text:style-name="KeywordTok">switch</text:span>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execute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0Z</meta:creation-date>
    <dc:date>2024-05-22T17:30:40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